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foreFloat.getBP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foreFloat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foreFloat.setSeparator( Block s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foreFloat.get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